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2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double #000000" style:border-line-width-bottom="0.74pt 0.11pt 1.5pt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>
            <text:p>Cust</text:p>
          </table:table-cell>
          <table:table-cell table:style-name="ce2" office:value-type="string" calcext:value-type="string">
            <text:p>Sto</text:p>
          </table:table-cell>
          <table:table-cell table:style-name="ce2" office:value-type="string" calcext:value-type="string">
            <text:p>DTG</text:p>
          </table:table-cell>
          <table:table-cell table:style-name="ce2" office:value-type="string" calcext:value-type="string">
            <text:p>Purch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</table:table-row>
        <table:table-row table:style-name="ro1">
          <table:table-cell/>
          <table:table-cell office:value-type="string" calcext:value-type="string">
            <text:p>C113BA34</text:p>
          </table:table-cell>
          <table:table-cell office:value-type="string" calcext:value-type="string">
            <text:p>AZ079</text:p>
          </table:table-cell>
          <table:table-cell office:value-type="float" office:value="1806051703" calcext:value-type="float">
            <text:p>1806051703</text:p>
          </table:table-cell>
          <table:table-cell office:value-type="string" calcext:value-type="string">
            <text:p>AA1BB1BN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R202CK25</text:p>
          </table:table-cell>
          <table:table-cell office:value-type="string" calcext:value-type="string">
            <text:p>AZ079</text:p>
          </table:table-cell>
          <table:table-cell office:value-type="float" office:value="1806051705" calcext:value-type="float">
            <text:p>1806051705</text:p>
          </table:table-cell>
          <table:table-cell office:value-type="string" calcext:value-type="string">
            <text:p>DR2BN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R623XG75</text:p>
          </table:table-cell>
          <table:table-cell office:value-type="string" calcext:value-type="string">
            <text:p>AZ079</text:p>
          </table:table-cell>
          <table:table-cell office:value-type="float" office:value="1806051715" calcext:value-type="float">
            <text:p>1806051715</text:p>
          </table:table-cell>
          <table:table-cell office:value-type="string" calcext:value-type="string">
            <text:p>AA1BB1BN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K943TP54</text:p>
          </table:table-cell>
          <table:table-cell office:value-type="string" calcext:value-type="string">
            <text:p>AZ079</text:p>
          </table:table-cell>
          <table:table-cell office:value-type="float" office:value="1806051717" calcext:value-type="float">
            <text:p>1806051717</text:p>
          </table:table-cell>
          <table:table-cell office:value-type="string" calcext:value-type="string">
            <text:p>AA1BB1BN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D857WM29</text:p>
          </table:table-cell>
          <table:table-cell office:value-type="string" calcext:value-type="string">
            <text:p>AZ079</text:p>
          </table:table-cell>
          <table:table-cell office:value-type="float" office:value="1806051720" calcext:value-type="float">
            <text:p>1806051720</text:p>
          </table:table-cell>
          <table:table-cell office:value-type="string" calcext:value-type="string">
            <text:p>AB2BN2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8-08-16T07:56:48.373000000</meta:creation-date>
    <dc:date>2018-08-16T08:11:35.650000000</dc:date>
    <dc:creator>George Self</dc:creator>
    <meta:editing-duration>PT14M47S</meta:editing-duration>
    <meta:editing-cycles>3</meta:editing-cycles>
    <meta:generator>LibreOffice/6.0.5.2$Windows_X86_64 LibreOffice_project/54c8cbb85f300ac59db32fe8a675ff7683cd5a16</meta:generator>
    <meta:document-statistic meta:table-count="1" meta:cell-count="48" meta:object-count="0"/>
  </office:meta>
</office:document-meta>
</file>